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546" officeooo:paragraph-rsid="00017546"/>
    </style:style>
    <style:style style:name="P2" style:family="paragraph" style:parent-style-name="Standard">
      <style:text-properties fo:color="#c9211e" style:font-name="Arial Black" fo:font-weight="bold" officeooo:rsid="00017546" officeooo:paragraph-rsid="00017546" style:font-weight-asian="bold" style:font-weight-complex="bold"/>
    </style:style>
    <style:style style:name="P3" style:family="paragraph" style:parent-style-name="Standard">
      <style:text-properties fo:color="#c9211e" style:font-name="Arial Black" fo:font-weight="bold" officeooo:rsid="00022130" officeooo:paragraph-rsid="00022130" style:font-weight-asian="bold" style:font-weight-complex="bold"/>
    </style:style>
    <style:style style:name="P4" style:family="paragraph" style:parent-style-name="Standard">
      <style:text-properties officeooo:rsid="00022130" officeooo:paragraph-rsid="000221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Çarpıklık</text:p>
      <text:p text:style-name="P1">Dağılımın nereden çarpıldığını ifade eder</text:p>
      <text:p text:style-name="P1"/>
      <text:p text:style-name="P3">Basıklık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7-07T19:22:49.185000000</dc:date>
    <meta:editing-duration>PT1M37S</meta:editing-duration>
    <meta:editing-cycles>4</meta:editing-cycles>
    <meta:document-statistic meta:table-count="0" meta:image-count="0" meta:object-count="0" meta:page-count="1" meta:paragraph-count="3" meta:word-count="7" meta:character-count="58" meta:non-whitespace-character-count="54"/>
  </office:meta>
</office:document-meta>
</file>